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-- phpMyAdmin SQL Dump</text:span></text:p>
      <text:p text:style-name="P1"><text:span text:style-name="T1">-- version 4.8.3</text:span></text:p>
      <text:p text:style-name="P1"><text:span text:style-name="T1">--<text:s/></text:span><text:a xlink:href="https://www.phpmyadmin.net/"><text:span text:style-name="T2">https://www.phpmyadmin.net/</text:span></text:a><text:span text:style-name="T3"/></text:p>
      <text:p text:style-name="P1"><text:span text:style-name="T3">--</text:span></text:p>
      <text:p text:style-name="P1"><text:span text:style-name="T3">-- Servidor: 127.0.0.1</text:span></text:p>
      <text:p text:style-name="P1"><text:span text:style-name="T3">-- Tiempo de generaciÃ³n: 08-11-2018 a las 01:03:30</text:span></text:p>
      <text:p text:style-name="P1"><text:span text:style-name="T3">-- VersiÃ³n del servidor: 10.1.36-MariaDB</text:span></text:p>
      <text:p text:style-name="P1"><text:span text:style-name="T3">-- VersiÃ³n de PHP: 7.2.10</text:span></text:p>
      <text:p text:style-name="P1"><text:span text:style-name="T3"/></text:p>
      <text:p text:style-name="P1"><text:span text:style-name="T3">SET SQL_MODE = "NO_AUTO_VALUE_ON_ZERO";</text:span></text:p>
      <text:p text:style-name="P1"><text:span text:style-name="T3">SET AUTOCOMMIT = 0;</text:span></text:p>
      <text:p text:style-name="P1"><text:span text:style-name="T3">START TRANSACTION;</text:span></text:p>
      <text:p text:style-name="P1"><text:span text:style-name="T3">SET time_zone = "+00:00";</text:span></text:p>
      <text:p text:style-name="P1"><text:span text:style-name="T3"/></text:p>
      <text:p text:style-name="P1"><text:span text:style-name="T3"/></text:p>
      <text:p text:style-name="P1"><text:span text:style-name="T3">/*!40101 SET @OLD_CHARACTER_SET_CLIENT=@@CHARACTER_SET_CLIENT */;</text:span></text:p>
      <text:p text:style-name="P1"><text:span text:style-name="T3">/*!40101 SET @OLD_CHARACTER_SET_RESULTS=@@CHARACTER_SET_RESULTS */;</text:span></text:p>
      <text:p text:style-name="P1"><text:span text:style-name="T3">/*!40101 SET @OLD_COLLATION_CONNECTION=@@COLLATION_CONNECTION */;</text:span></text:p>
      <text:p text:style-name="P1"><text:span text:style-name="T3">/*!40101 SET NAMES utf8mb4 */;</text:span></text:p>
      <text:p text:style-name="P1"><text:span text:style-name="T3"/></text:p>
      <text:p text:style-name="P1"><text:span text:style-name="T3">--</text:span></text:p>
      <text:p text:style-name="P1"><text:span text:style-name="T3">-- Base de datos: `prueba`</text:span></text:p>
      <text:p text:style-name="P1"><text:span text:style-name="T3">--</text:span></text:p>
      <text:p text:style-name="P1"><text:span text:style-name="T3"/></text:p>
      <text:p text:style-name="P1"><text:span text:style-name="T3">-- --------------------------------------------------------</text:span></text:p>
      <text:p text:style-name="P1"><text:span text:style-name="T3"/></text:p>
      <text:p text:style-name="P1"><text:span text:style-name="T3">--</text:span></text:p>
      <text:p text:style-name="P1"><text:span text:style-name="T3">-- Estructura de tabla para la tabla `cliente`</text:span></text:p>
      <text:p text:style-name="P1"><text:span text:style-name="T3">--</text:span></text:p>
      <text:p text:style-name="P1"><text:span text:style-name="T3"/></text:p>
      <text:p text:style-name="P1"><text:span text:style-name="T3">CREATE TABLE `cliente` (</text:span></text:p>
      <text:p text:style-name="P1"><text:span text:style-name="T3"><text:s text:c="2"/>`dni_cliente` int(30) NOT NULL,</text:span></text:p>
      <text:p text:style-name="P1"><text:span text:style-name="T3"><text:s text:c="2"/>`nombre` varchar(50) NOT NULL,</text:span></text:p>
      <text:p text:style-name="P1"><text:span text:style-name="T3"><text:s text:c="2"/>`telefono` varchar(50) NOT NULL,</text:span></text:p>
      <text:p text:style-name="P1"><text:span text:style-name="T3"><text:s text:c="2"/>`e_mail` varchar(50) NOT NULL</text:span></text:p>
      <text:p text:style-name="P1"><text:span text:style-name="T3">) ENGINE=InnoDB DEFAULT CHARSET=latin1;</text:span></text:p>
      <text:p text:style-name="P1"><text:span text:style-name="T3"/></text:p>
      <text:p text:style-name="P1"><text:span text:style-name="T3">--</text:span></text:p>
      <text:p text:style-name="P1"><text:span text:style-name="T3">-- Volcado de datos para la tabla `cliente`</text:span></text:p>
      <text:p text:style-name="P1"><text:span text:style-name="T3">--</text:span></text:p>
      <text:p text:style-name="P1"><text:span text:style-name="T3"/></text:p>
      <text:p text:style-name="P1"><text:span text:style-name="T3">INSERT INTO `cliente` (`dni_cliente`, `nombre`, `telefono`, `e_mail`) VALUES</text:span></text:p>
      <text:p text:style-name="P1"><text:span text:style-name="T3">(11345678, 'Estela Nieto', '266485000', 'estela@gmail.com'),</text:span></text:p>
      <text:p text:style-name="P1"><text:span text:style-name="T3">(31234789, 'Matias Sanchez', '2664532132', 'matosa@gmail.com'),</text:span></text:p>
      <text:p text:style-name="P1"><text:span text:style-name="T3">(35777000, 'Lorena Suarez', '2664575757', 'lore009@gmail.com'),</text:span></text:p>
      <text:p text:style-name="P1"><text:span text:style-name="T3">(35999444, 'Valentino Nieto', '2664858585', 'valenchu@gmial.com');</text:span></text:p>
      <text:p text:style-name="P1"><text:span text:style-name="T3"/></text:p>
      <text:p text:style-name="P1"><text:span text:style-name="T3">-- --------------------------------------------------------</text:span></text:p>
      <text:p text:style-name="P1"><text:span text:style-name="T3"/></text:p>
      <text:p text:style-name="P1"><text:span text:style-name="T3">--</text:span></text:p>
      <text:p text:style-name="P1"><text:span text:style-name="T3">-- Estructura de tabla para la tabla `empleados`</text:span></text:p>
      <text:p text:style-name="P1"><text:span text:style-name="T3">--</text:span></text:p>
      <text:p text:style-name="P1"><text:span text:style-name="T3"/></text:p>
      <text:p text:style-name="P1"><text:span text:style-name="T3">CREATE TABLE `empleados` (</text:span></text:p>
      <text:p text:style-name="P1"><text:span text:style-name="T3"><text:s text:c="2"/>`dni_empleado` int(30) NOT NULL,</text:span></text:p>
      <text:p text:style-name="P1"><text:span text:style-name="T3"><text:s text:c="2"/>`nombre` varchar(50) NOT NULL,</text:span></text:p>
      <text:p text:style-name="P1"><text:span text:style-name="T3"><text:s text:c="2"/>`edad` int(11) NOT NULL,</text:span></text:p>
      <text:p text:style-name="P1"><text:span text:style-name="T3"><text:s text:c="2"/>`referencias` varchar(300) NOT NULL,</text:span></text:p>
      <text:p text:style-name="P1"><text:span text:style-name="T3"><text:s text:c="2"/>`sueldo` double NOT NULL,</text:span></text:p>
      <text:p text:style-name="P1"><text:span text:style-name="T3"><text:s text:c="2"/>`contraseÃ±a` varchar(20) NOT NULL,</text:span></text:p>
      <text:p text:style-name="P1"><text:span text:style-name="T3"><text:s text:c="2"/>`mesas` varchar(15) NOT NULL,</text:span></text:p>
      <text:p text:style-name="P1"><text:span text:style-name="T3"><text:s text:c="2"/>`rango` varchar(50) NOT NULL,</text:span></text:p>
      <text:p text:style-name="P1"><text:span text:style-name="T3"><text:s text:c="2"/>`telefono` varchar(50) NOT NULL,</text:span></text:p>
      <text:p text:style-name="P1"><text:span text:style-name="T3"><text:s text:c="2"/>`e_mail` varchar(50) NOT NULL</text:span></text:p>
      <text:p text:style-name="P1"><text:span text:style-name="T3">) ENGINE=InnoDB DEFAULT CHARSET=latin1;</text:span></text:p>
      <text:p text:style-name="P1"><text:span text:style-name="T3"/></text:p>
      <text:p text:style-name="P1"><text:span text:style-name="T3">--</text:span></text:p>
      <text:p text:style-name="P1"><text:span text:style-name="T3">-- Volcado de datos para la tabla `empleados`</text:span></text:p>
      <text:p text:style-name="P1"><text:span text:style-name="T3">--</text:span></text:p>
      <text:p text:style-name="P1"><text:span text:style-name="T3"/></text:p>
      <text:p text:style-name="P1"><text:span text:style-name="T3">INSERT INTO `empleados` (`dni_empleado`, `nombre`, `edad`, `referencias`, `sueldo`, `contraseÃ±a`, `mesas`, `rango`, `telefono`, `e_mail`) VALUES</text:span></text:p>
      <text:p text:style-name="P1"><text:span text:style-name="T3">(22342334, 'Andrea Sanabria', 38, 'Vive en la ciudad de La Punta.\n', 18000, '12345', '1,2,3,4,5', 'EMPLEADO', '2664525252', 'gabisana@gmail.com'),</text:span></text:p>
      <text:p text:style-name="P1"><text:span text:style-name="T3">(30896792, 'Gabriel Gonzalez', 34, 'Vive en San Luis Capital.', 20000, '12345', '---', 'ADMINISTRADOR', '2664616161', 'gabo000@gmail.com'),</text:span></text:p>
      <text:p text:style-name="P1"><text:span text:style-name="T3">(33464446, 'Nabila Guevara', 25, 'Vive en San Luis Capital.', 18000, '12345', '6,7,8,9,10', 'EMPLEADO', '2664232323', 'nabilita@gmail.com'),</text:span></text:p>
      <text:p text:style-name="P1"><text:span text:style-name="T3">(38439011, 'Hector Gutierrez', 25, 'Vive en San Luis Capital.', 18000, '12345', '11,12,13,14,15', 'EMPLEADO', '2664767676', 'hector070@gmail.com');</text:span></text:p>
      <text:p text:style-name="P1"><text:span text:style-name="T3"/></text:p>
      <text:p text:style-name="P1"><text:span text:style-name="T3">-- --------------------------------------------------------</text:span></text:p>
      <text:p text:style-name="P1"><text:span text:style-name="T3"/></text:p>
      <text:p text:style-name="P1"><text:span text:style-name="T3">--</text:span></text:p>
      <text:p text:style-name="P1"><text:span text:style-name="T3">-- Estructura de tabla para la tabla `pedidos`</text:span></text:p>
      <text:p text:style-name="P1"><text:span text:style-name="T3">--</text:span></text:p>
      <text:p text:style-name="P1"><text:span text:style-name="T3"/></text:p>
      <text:p text:style-name="P1"><text:span text:style-name="T3">CREATE TABLE `pedidos` (</text:span></text:p>
      <text:p text:style-name="P1"><text:span text:style-name="T3"><text:s text:c="2"/>`id_Pedido` int(150) NOT NULL,</text:span></text:p>
      <text:p text:style-name="P1"><text:span text:style-name="T3"><text:s text:c="2"/>`Producto` varchar(50) NOT NULL,</text:span></text:p>
      <text:p text:style-name="P1"><text:span text:style-name="T3"><text:s text:c="2"/>`Codigo` varchar(200) NOT NULL,</text:span></text:p>
      <text:p text:style-name="P1"><text:span text:style-name="T3"><text:s text:c="2"/>`Cantidad` int(50) NOT NULL,</text:span></text:p>
      <text:p text:style-name="P1"><text:span text:style-name="T3"><text:s text:c="2"/>`Precio` double NOT NULL,</text:span></text:p>
      <text:p text:style-name="P1"><text:span text:style-name="T3"><text:s text:c="2"/>`Total` double NOT NULL,</text:span></text:p>
      <text:p text:style-name="P1"><text:span text:style-name="T3"><text:s text:c="2"/>`Nombre_Mesero` varchar(50) NOT NULL,</text:span></text:p>
      <text:p text:style-name="P1"><text:span text:style-name="T3"><text:s text:c="2"/>`dni_empleado` int(30) NOT NULL</text:span></text:p>
      <text:p text:style-name="P1"><text:span text:style-name="T3">) ENGINE=InnoDB DEFAULT CHARSET=latin1;</text:span></text:p>
      <text:p text:style-name="P1"><text:span text:style-name="T3"/></text:p>
      <text:p text:style-name="P1"><text:span text:style-name="T3">--</text:span></text:p>
      <text:p text:style-name="P1"><text:span text:style-name="T3">-- Volcado de datos para la tabla `pedidos`</text:span></text:p>
      <text:p text:style-name="P1"><text:span text:style-name="T3">--</text:span></text:p>
      <text:p text:style-name="P1"><text:span text:style-name="T3"/></text:p>
      <text:p text:style-name="P1"><text:span text:style-name="T3">INSERT INTO `pedidos` (`id_Pedido`, `Producto`, `Codigo`, `Cantidad`, `Precio`, `Total`, `Nombre_Mesero`, `dni_empleado`) VALUES</text:span></text:p>
      <text:p text:style-name="P1"><text:span text:style-name="T3">(1, 'Milanesa Pollo', '010101', 2, 178, 356, 'Nabila Guevara', 33464446),</text:span></text:p>
      <text:p text:style-name="P1"><text:span text:style-name="T3">(2, 'Hamburguesa Completa', '232323', 1, 180, 180, 'Andrea Sanabria', 22342334),</text:span></text:p>
      <text:p text:style-name="P1"><text:span text:style-name="T3">(4, 'Lomito Completo', '121212', 2, 220, 440, 'Nabila Guevara', 33464446);</text:span></text:p>
      <text:p text:style-name="P1"><text:span text:style-name="T3"/></text:p>
      <text:p text:style-name="P1"><text:span text:style-name="T3">-- --------------------------------------------------------</text:span></text:p>
      <text:p text:style-name="P1"><text:span text:style-name="T3"/></text:p>
      <text:p text:style-name="P1"><text:span text:style-name="T3">--</text:span></text:p>
      <text:p text:style-name="P1"><text:span text:style-name="T3">-- Estructura de tabla para la tabla `reservaciones`</text:span></text:p>
      <text:p text:style-name="P1"><text:span text:style-name="T3">--</text:span></text:p>
      <text:p text:style-name="P1"><text:span text:style-name="T3"/></text:p>
      <text:p text:style-name="P1"><text:span text:style-name="T3">CREATE TABLE `reservaciones` (</text:span></text:p>
      <text:p text:style-name="P1"><text:span text:style-name="T3"><text:s text:c="2"/>`id_res` int(11) NOT NULL,</text:span></text:p>
      <text:p text:style-name="P1"><text:span text:style-name="T3"><text:s text:c="2"/>`numeropersonas` int(11) NOT NULL,</text:span></text:p>
      <text:p text:style-name="P1"><text:span text:style-name="T3"><text:s text:c="2"/>`fecha` date NOT NULL,</text:span></text:p>
      <text:p text:style-name="P1"><text:span text:style-name="T3"><text:s text:c="2"/>`mesas` varchar(15) NOT NULL,</text:span></text:p>
      <text:p text:style-name="P1"><text:span text:style-name="T3"><text:s text:c="2"/>`costo` double NOT NULL,</text:span></text:p>
      <text:p text:style-name="P1"><text:span text:style-name="T3"><text:s text:c="2"/>`dni_cliente` int(30) NOT NULL,</text:span></text:p>
      <text:p text:style-name="P1"><text:span text:style-name="T3"><text:s text:c="2"/>`dni_empleado` int(30) NOT NULL</text:span></text:p>
      <text:p text:style-name="P1"><text:span text:style-name="T3">) ENGINE=InnoDB DEFAULT CHARSET=latin1;</text:span></text:p>
      <text:p text:style-name="P1"><text:span text:style-name="T3"/></text:p>
      <text:p text:style-name="P1"><text:span text:style-name="T3">--</text:span></text:p>
      <text:p text:style-name="P1"><text:span text:style-name="T3">-- Ãndices para tablas volcadas</text:span></text:p>
      <text:p text:style-name="P1"><text:span text:style-name="T3">--</text:span></text:p>
      <text:p text:style-name="P1"><text:span text:style-name="T3"/></text:p>
      <text:p text:style-name="P1"><text:span text:style-name="T3">--</text:span></text:p>
      <text:p text:style-name="P1"><text:span text:style-name="T3">-- Indices de la tabla `cliente`</text:span></text:p>
      <text:p text:style-name="P1"><text:span text:style-name="T3">--</text:span></text:p>
      <text:p text:style-name="P1"><text:span text:style-name="T3">ALTER TABLE `cliente`</text:span></text:p>
      <text:p text:style-name="P1"><text:span text:style-name="T3"><text:s text:c="2"/>ADD PRIMARY KEY (`dni_cliente`);</text:span></text:p>
      <text:p text:style-name="P1"><text:span text:style-name="T3"/></text:p>
      <text:p text:style-name="P1"><text:span text:style-name="T3">--</text:span></text:p>
      <text:p text:style-name="P1"><text:span text:style-name="T3">-- Indices de la tabla `empleados`</text:span></text:p>
      <text:p text:style-name="P1"><text:span text:style-name="T3">--</text:span></text:p>
      <text:p text:style-name="P1"><text:span text:style-name="T3">ALTER TABLE `empleados`</text:span></text:p>
      <text:p text:style-name="P1"><text:span text:style-name="T3"><text:s text:c="2"/>ADD PRIMARY KEY (`dni_empleado`);</text:span></text:p>
      <text:p text:style-name="P1"><text:span text:style-name="T3"/></text:p>
      <text:p text:style-name="P1"><text:span text:style-name="T3">--</text:span></text:p>
      <text:p text:style-name="P1"><text:span text:style-name="T3">-- Indices de la tabla `pedidos`</text:span></text:p>
      <text:p text:style-name="P1"><text:span text:style-name="T3">--</text:span></text:p>
      <text:p text:style-name="P1"><text:span text:style-name="T3">ALTER TABLE `pedidos`</text:span></text:p>
      <text:p text:style-name="P1"><text:span text:style-name="T3"><text:s text:c="2"/>ADD PRIMARY KEY (`id_Pedido`),</text:span></text:p>
      <text:p text:style-name="P1"><text:span text:style-name="T3"><text:s text:c="2"/>ADD KEY `dni` (`dni_empleado`);</text:span></text:p>
      <text:p text:style-name="P1"><text:span text:style-name="T3"/></text:p>
      <text:p text:style-name="P1"><text:span text:style-name="T3">--</text:span></text:p>
      <text:p text:style-name="P1"><text:span text:style-name="T3">-- Indices de la tabla `reservaciones`</text:span></text:p>
      <text:p text:style-name="P1"><text:span text:style-name="T3">--</text:span></text:p>
      <text:p text:style-name="P1"><text:span text:style-name="T3">ALTER TABLE `reservaciones`</text:span></text:p>
      <text:p text:style-name="P1"><text:span text:style-name="T3"><text:s text:c="2"/>ADD PRIMARY KEY (`id_res`),</text:span></text:p>
      <text:p text:style-name="P1"><text:span text:style-name="T3"><text:s text:c="2"/>ADD KEY `dni` (`dni_cliente`),</text:span></text:p>
      <text:p text:style-name="P1"><text:span text:style-name="T3"><text:s text:c="2"/>ADD KEY `dni_empleado` (`dni_empleado`);</text:span></text:p>
      <text:p text:style-name="P1"><text:span text:style-name="T3"/></text:p>
      <text:p text:style-name="P1"><text:span text:style-name="T3">--</text:span></text:p>
      <text:p text:style-name="P1"><text:span text:style-name="T3">-- AUTO_INCREMENT de las tablas volcadas</text:span></text:p>
      <text:p text:style-name="P1"><text:span text:style-name="T3">--</text:span></text:p>
      <text:p text:style-name="P1"><text:span text:style-name="T3"/></text:p>
      <text:p text:style-name="P1"><text:span text:style-name="T3">--</text:span></text:p>
      <text:p text:style-name="P1"><text:span text:style-name="T3">-- AUTO_INCREMENT de la tabla `pedidos`</text:span></text:p>
      <text:p text:style-name="P1"><text:span text:style-name="T3">--</text:span></text:p>
      <text:p text:style-name="P1"><text:span text:style-name="T3">ALTER TABLE `pedidos`</text:span></text:p>
      <text:p text:style-name="P1"><text:span text:style-name="T3"><text:s text:c="2"/>MODIFY `id_Pedido` int(150) NOT NULL AUTO_INCREMENT, AUTO_INCREMENT=6;</text:span></text:p>
      <text:p text:style-name="P1"><text:span text:style-name="T3"/></text:p>
      <text:p text:style-name="P1"><text:span text:style-name="T3">--</text:span></text:p>
      <text:p text:style-name="P1"><text:span text:style-name="T3">-- AUTO_INCREMENT de la tabla `reservaciones`</text:span></text:p>
      <text:p text:style-name="P1"><text:span text:style-name="T3">--</text:span></text:p>
      <text:p text:style-name="P1"><text:span text:style-name="T3">ALTER TABLE `reservaciones`</text:span></text:p>
      <text:p text:style-name="P1"><text:span text:style-name="T3"><text:s text:c="2"/>MODIFY `id_res` int(11) NOT NULL AUTO_INCREMENT, AUTO_INCREMENT=5;</text:span></text:p>
      <text:p text:style-name="P1"><text:span text:style-name="T3"/></text:p>
      <text:p text:style-name="P1"><text:span text:style-name="T3">--</text:span></text:p>
      <text:p text:style-name="P1"><text:span text:style-name="T3">-- Restricciones para tablas volcadas</text:span></text:p>
      <text:p text:style-name="P1"><text:span text:style-name="T3">--</text:span></text:p>
      <text:p text:style-name="P1"><text:span text:style-name="T3"/></text:p>
      <text:p text:style-name="P1"><text:span text:style-name="T3">--</text:span></text:p>
      <text:p text:style-name="P1"><text:span text:style-name="T3">-- Filtros para la tabla `pedidos`</text:span></text:p>
      <text:p text:style-name="P1"><text:span text:style-name="T3">--</text:span></text:p>
      <text:p text:style-name="P1"><text:span text:style-name="T3">ALTER TABLE `pedidos`</text:span></text:p>
      <text:p text:style-name="P1"><text:span text:style-name="T3"><text:s text:c="2"/>ADD CONSTRAINT `pedidos_ibfk_1` FOREIGN KEY (`dni_empleado`) REFERENCES `empleados` (`dni_empleado`) ON DELETE CASCADE ON UPDATE CASCADE;</text:span></text:p>
      <text:p text:style-name="P1"><text:span text:style-name="T3"/></text:p>
      <text:p text:style-name="P1"><text:span text:style-name="T3">--</text:span></text:p>
      <text:p text:style-name="P1"><text:span text:style-name="T3">-- Filtros para la tabla `reservaciones`</text:span></text:p>
      <text:p text:style-name="P1"><text:span text:style-name="T3">--</text:span></text:p>
      <text:p text:style-name="P1"><text:span text:style-name="T3">ALTER TABLE `reservaciones`</text:span></text:p>
      <text:p text:style-name="P1"><text:span text:style-name="T3"><text:s text:c="2"/>ADD CONSTRAINT `reservaciones_ibfk_1` FOREIGN KEY (`dni_cliente`) REFERENCES `cliente` (`dni_cliente`) ON DELETE CASCADE ON UPDATE CASCADE,</text:span></text:p>
      <text:p text:style-name="P1"><text:span text:style-name="T3"><text:s text:c="2"/>ADD CONSTRAINT `reservaciones_ibfk_2` FOREIGN KEY (`dni_empleado`) REFERENCES `empleados` (`dni_empleado`) ON DELETE CASCADE ON UPDATE CASCADE;</text:span></text:p>
      <text:p text:style-name="P1"><text:span text:style-name="T3">COMMIT;</text:span></text:p>
      <text:p text:style-name="P1"><text:span text:style-name="T3"/></text:p>
      <text:p text:style-name="P1"><text:span text:style-name="T3">/*!40101 SET CHARACTER_SET_CLIENT=@OLD_CHARACTER_SET_CLIENT */;</text:span></text:p>
      <text:p text:style-name="P1"><text:span text:style-name="T3">/*!40101 SET CHARACTER_SET_RESULTS=@OLD_CHARACTER_SET_RESULTS */;</text:span></text:p>
      <text:p text:style-name="P1"><text:span text:style-name="T3">/*!40101 SET COLLATION_CONNECTION=@OLD_COLLATION_CONNECTION */;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